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0e419" officeooo:paragraph-rsid="0010e419" style:font-weight-asian="bold" style:font-weight-complex="bold"/>
    </style:style>
    <style:style style:name="P2" style:family="paragraph" style:parent-style-name="Standard">
      <style:paragraph-properties fo:text-align="center" style:justify-single-word="false"/>
      <style:text-properties fo:font-size="16pt" officeooo:rsid="00104ae6" officeooo:paragraph-rsid="00104ae6"/>
    </style:style>
    <style:style style:name="P3" style:family="paragraph" style:parent-style-name="Standard">
      <style:paragraph-properties fo:text-align="start" style:justify-single-word="false"/>
      <style:text-properties fo:font-size="16pt" officeooo:rsid="00104ae6" officeooo:paragraph-rsid="00104ae6"/>
    </style:style>
    <style:style style:name="P4" style:family="paragraph" style:parent-style-name="Standard" style:list-style-name="L1">
      <style:paragraph-properties fo:text-align="start" style:justify-single-word="false"/>
      <style:text-properties officeooo:paragraph-rsid="0011dac9"/>
    </style:style>
    <style:style style:name="P5" style:family="paragraph" style:parent-style-name="Standard" style:list-style-name="L1">
      <style:paragraph-properties fo:text-align="start" style:justify-single-word="false"/>
      <style:text-properties officeooo:paragraph-rsid="0012f72f"/>
    </style:style>
    <style:style style:name="P6" style:family="paragraph" style:parent-style-name="Standard" style:list-style-name="L1">
      <style:paragraph-properties fo:text-align="start" style:justify-single-word="false"/>
      <style:text-properties officeooo:rsid="0011dac9" officeooo:paragraph-rsid="0011dac9"/>
    </style:style>
    <style:style style:name="P7" style:family="paragraph" style:parent-style-name="Standard" style:list-style-name="L1">
      <style:paragraph-properties fo:text-align="start" style:justify-single-word="false"/>
      <style:text-properties officeooo:rsid="0012f72f" officeooo:paragraph-rsid="0012f72f"/>
    </style:style>
    <style:style style:name="P8" style:family="paragraph" style:parent-style-name="Standard">
      <style:paragraph-properties fo:text-align="start" style:justify-single-word="false"/>
      <style:text-properties officeooo:rsid="0012f72f" officeooo:paragraph-rsid="0012f72f"/>
    </style:style>
    <style:style style:name="T1" style:family="text">
      <style:text-properties fo:font-size="12pt" fo:font-weight="normal" style:font-weight-asian="normal" style:font-weight-complex="normal"/>
    </style:style>
    <style:style style:name="T2" style:family="text">
      <style:text-properties fo:font-size="12pt" fo:font-weight="normal" officeooo:rsid="0011dac9" style:font-weight-asian="normal" style:font-weight-complex="normal"/>
    </style:style>
    <style:style style:name="T3" style:family="text">
      <style:text-properties fo:font-size="12pt" fo:font-weight="normal" officeooo:rsid="0012f72f" style:font-weight-asian="normal" style:font-weight-complex="normal"/>
    </style:style>
    <style:style style:name="T4" style:family="text">
      <style:text-properties fo:font-size="12p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b Refresher - REST</text:p>
      <text:p text:style-name="P3"/>
      <text:p text:style-name="P1">REST</text:p>
      <text:list xml:id="list498208424" text:style-name="L1">
        <text:list-item>
          <text:p text:style-name="P4"><text:span text:style-name="T2">REST (Representational State Transfer) is a concept which states what you should be able to do to an individual resource via the web. These actions can be done by mixing and matching the HTTP verbs (GET, POST, PUT, DELETE).</text:span></text:p>
          <text:list>
            <text:list-item>
              <text:p text:style-name="P6"><text:span text:style-name="T1">A 'resource' is a thing in your database or data model.</text:span></text:p>
              <text:p text:style-name="P6"><text:span text:style-name="T1"/></text:p>
            </text:list-item>
          </text:list>
        </text:list-item>
        <text:list-item>
          <text:p text:style-name="P6"><text:span text:style-name="T1">The seven different type of actions are:</text:span></text:p>
          <text:list>
            <text:list-item>
              <text:p text:style-name="P6"><text:span text:style-name="T1">In this example, (resource = blog post model)</text:span></text:p>
            </text:list-item>
            <text:list-item>
              <text:p text:style-name="P6"><text:span text:style-name="T1">GET all the posts (aka '</text:span><text:span text:style-name="T4">index</text:span><text:span text:style-name="T1">' the posts)</text:span></text:p>
            </text:list-item>
            <text:list-item>
              <text:p text:style-name="P6"><text:span text:style-name="T1">GET just one specific post (aka '</text:span><text:span text:style-name="T4">show</text:span><text:span text:style-name="T1">' that post)</text:span></text:p>
            </text:list-item>
            <text:list-item>
              <text:p text:style-name="P6"><text:span text:style-name="T1">GET the page that lets you create a new post (aka view the '</text:span><text:span text:style-name="T4">new</text:span><text:span text:style-name="T1">' post page)</text:span></text:p>
            </text:list-item>
            <text:list-item>
              <text:p text:style-name="P6"><text:span text:style-name="T1">POST the data you just filled out for a new post back to the server so it can create that post (aka '</text:span><text:span text:style-name="T4">create</text:span><text:span text:style-name="T1">' the post)</text:span></text:p>
            </text:list-item>
            <text:list-item>
              <text:p text:style-name="P6"><text:span text:style-name="T1">GET the page that lets you edit an existing post (aka view the '</text:span><text:span text:style-name="T4">edit'</text:span><text:span text:style-name="T1"> post page)</text:span></text:p>
            </text:list-item>
            <text:list-item>
              <text:p text:style-name="P6"><text:span text:style-name="T1">PUT (or PATCH) the data you just filled out for editing the post back to the serber so it can perform the update (aka '</text:span><text:span text:style-name="T4">update</text:span><text:span text:style-name="T1">')</text:span></text:p>
            </text:list-item>
            <text:list-item>
              <text:p text:style-name="P6"><text:span text:style-name="T1">DELETE one specific post by sending a delete request to the server (aka '</text:span><text:span text:style-name="T4">destroy</text:span><text:span text:style-name="T1">' the post)</text:span></text:p>
              <text:p text:style-name="P6"><text:span text:style-name="T1"/></text:p>
            </text:list-item>
            <text:list-item>
              <text:p text:style-name="P7"><text:span text:style-name="T1">The bolded words are corresponding Rails controller actions.</text:span></text:p>
            </text:list-item>
          </text:list>
        </text:list-item>
      </text:list>
      <text:p text:style-name="P8"><text:span text:style-name="T1"/></text:p>
      <text:list xml:id="list204348738328604" text:continue-numbering="true" text:style-name="L1">
        <text:list-item>
          <text:p text:style-name="P5"><text:span text:style-name="T3">The REST model provides a structure in how you are modeling your requests. Furthermore, it provides a framework for building your database, as it will need to be compliant with the REST model.</text:span></text:p>
          <text:list>
            <text:list-item>
              <text:p text:style-name="P7"><text:span text:style-name="T3">R</text:span><text:span text:style-name="T1">ails is also structured to follow these conventions and has the tools to route those actions from the browser through Rail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18" meta:word-count="263" meta:character-count="1361" meta:non-whitespace-character-count="1130"/>
  </office:meta>
</office:document-meta>
</file>